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1pt" officeooo:rsid="00080b49" officeooo:paragraph-rsid="00080b49" style:font-size-asian="11pt" style:font-size-complex="11pt"/>
    </style:style>
    <style:style style:name="P2" style:family="paragraph" style:parent-style-name="Standard">
      <style:paragraph-properties fo:text-align="start" style:justify-single-word="false"/>
      <style:text-properties fo:font-size="11pt" officeooo:rsid="000bd304" officeooo:paragraph-rsid="0013cea8" style:font-size-asian="11pt" style:font-size-complex="11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1pt" officeooo:rsid="00080b49" officeooo:paragraph-rsid="00080b49" style:font-size-asian="11pt" style:font-size-complex="11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1pt" officeooo:rsid="00177e2a" officeooo:paragraph-rsid="00177e2a" style:font-size-asian="11pt" style:font-size-complex="11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1pt" officeooo:rsid="000858ca" officeooo:paragraph-rsid="000858ca" style:font-size-asian="11pt" style:font-size-complex="11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1pt" officeooo:rsid="000858ca" officeooo:paragraph-rsid="000eab1f" style:font-size-asian="11pt" style:font-size-complex="11pt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1pt" officeooo:rsid="000bd304" officeooo:paragraph-rsid="0013cea8" style:font-size-asian="11pt" style:font-size-complex="11pt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1pt" officeooo:rsid="00131bb2" officeooo:paragraph-rsid="00131bb2" style:font-size-asian="11pt" style:font-size-complex="11pt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1pt" officeooo:rsid="000a4d1e" officeooo:paragraph-rsid="000eab1f" style:font-size-asian="11pt" style:font-size-complex="11pt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1pt" officeooo:rsid="0013cea8" officeooo:paragraph-rsid="0013cea8" style:font-size-asian="11pt" style:font-size-complex="11pt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1pt" officeooo:rsid="0013cea8" officeooo:paragraph-rsid="0019372a" style:font-size-asian="11pt" style:font-size-complex="11pt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1pt" officeooo:rsid="0015ed92" officeooo:paragraph-rsid="0019372a" style:font-size-asian="11pt" style:font-size-complex="11pt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1pt" officeooo:rsid="00104953" officeooo:paragraph-rsid="00104953" style:font-size-asian="11pt" style:font-size-complex="11pt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1pt" officeooo:rsid="00104953" officeooo:paragraph-rsid="00131bb2" style:font-size-asian="11pt" style:font-size-complex="11pt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1pt" officeooo:rsid="0013f592" officeooo:paragraph-rsid="0013f592" style:font-size-asian="11pt" style:font-size-complex="11pt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1pt" officeooo:rsid="000eab1f" officeooo:paragraph-rsid="000eab1f" fo:background-color="#ffff00" style:font-size-asian="11pt" style:font-size-complex="11pt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1pt" officeooo:rsid="0013cea8" officeooo:paragraph-rsid="0013cea8" fo:background-color="#ffff00" style:font-size-asian="11pt" style:font-size-complex="11pt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1pt" officeooo:rsid="001166fa" officeooo:paragraph-rsid="001166fa" fo:background-color="#ffff00" style:font-size-asian="11pt" style:font-size-complex="11pt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1pt" officeooo:rsid="0015ed92" officeooo:paragraph-rsid="0015ed92" fo:background-color="#ffff00" style:font-size-asian="11pt" style:font-size-complex="11pt"/>
    </style:style>
    <style:style style:name="T1" style:family="text">
      <style:text-properties officeooo:rsid="001166fa"/>
    </style:style>
    <style:style style:name="T2" style:family="text">
      <style:text-properties officeooo:rsid="00131bb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nejamento do Projeto de Qualificação</text:p>
      <text:p text:style-name="P2"><text:s/></text:p>
      <text:p text:style-name="P2"/>
      <text:p text:style-name="P1"/>
      <text:list xml:id="list8888588516657680901" text:style-name="L1">
        <text:list-item>
          <text:p text:style-name="P3">Introdução</text:p>
          <text:list>
            <text:list-item>
              <text:p text:style-name="P4">Apresentação</text:p>
            </text:list-item>
            <text:list-item>
              <text:p text:style-name="P5">Objetivos</text:p>
              <text:list>
                <text:list-item>
                  <text:p text:style-name="P7">Apresentar uma boa interpretação do Problema da k-Partição de Números junto com uma análise de modelos matemáticos para o mesmo.</text:p>
                </text:list-item>
                <text:list-item>
                  <text:p text:style-name="P7">Implementar algoritmos exatos: enumerativos e baseados em programação dinâmica.</text:p>
                </text:list-item>
                <text:list-item>
                  <text:p text:style-name="P7">Construir instâncias difíceis para validar o algoritmo proposto e testar algoritmos da literatura.</text:p>
                </text:list-item>
              </text:list>
            </text:list-item>
            <text:list-item>
              <text:p text:style-name="P8">Justificativa</text:p>
            </text:list-item>
            <text:list-item>
              <text:p text:style-name="P5">Organização do Text<text:span text:style-name="T2">o</text:span></text:p>
            </text:list-item>
          </text:list>
        </text:list-item>
        <text:list-item>
          <text:p text:style-name="P6">Definição do Problema</text:p>
          <text:list>
            <text:list-item>
              <text:p text:style-name="P9">Problema 2-Partição </text:p>
            </text:list-item>
            <text:list-item>
              <text:p text:style-name="P9">Problema k-Partição</text:p>
            </text:list-item>
            <text:list-item>
              <text:p text:style-name="P9">Problemas Auxiliares</text:p>
              <text:list>
                <text:list-item>
                  <text:p text:style-name="P9">Problema da Mochila</text:p>
                </text:list-item>
                <text:list-item>
                  <text:p text:style-name="P9">Problema Soma de Subconjuntos</text:p>
                </text:list-item>
              </text:list>
            </text:list-item>
          </text:list>
        </text:list-item>
        <text:list-item>
          <text:p text:style-name="P8">Revisão Bibliográfica</text:p>
        </text:list-item>
        <text:list-item>
          <text:p text:style-name="P8">Metodologia</text:p>
          <text:list>
            <text:list-item>
              <text:p text:style-name="P10">Instâncias geradas aleatoriamente para testes iniciais.</text:p>
            </text:list-item>
            <text:list-item>
              <text:p text:style-name="P10">Instâncias difíceis construídas por um algoritmo proposto para resultados</text:p>
            </text:list-item>
            <text:list-item>
              <text:p text:style-name="P10">Comparação de algoritmos via teste estatístico.</text:p>
            </text:list-item>
          </text:list>
        </text:list-item>
        <text:list-item>
          <text:p text:style-name="P11">Resultados Parciais</text:p>
          <text:list>
            <text:list-item>
              <text:p text:style-name="P12">Apresentação em gráficos e tabelas</text:p>
            </text:list-item>
            <text:list-item>
              <text:p text:style-name="P12">Análise</text:p>
            </text:list-item>
            <text:list-item>
              <text:p text:style-name="P12">Discussão</text:p>
            </text:list-item>
          </text:list>
        </text:list-item>
        <text:list-item>
          <text:p text:style-name="P16">Algoritmos </text:p>
          <text:list>
            <text:list-item>
              <text:p text:style-name="P16">Exatos</text:p>
              <text:list>
                <text:list-item>
                  <text:p text:style-name="P17">Enumeração de partições de tamanho k.</text:p>
                </text:list-item>
                <text:list-item>
                  <text:p text:style-name="P17">Programação dinâmica construindo parte a parte</text:p>
                </text:list-item>
              </text:list>
            </text:list-item>
            <text:list-item>
              <text:p text:style-name="P16">Aproximados</text:p>
            </text:list-item>
            <text:list-item>
              <text:p text:style-name="P16">Heurísticos</text:p>
            </text:list-item>
            <text:list-item>
              <text:p text:style-name="P18">Algoritmo Proposto</text:p>
              <text:list>
                <text:list-item>
                  <text:p text:style-name="P18">Solução inicial</text:p>
                </text:list-item>
                <text:list-item>
                  <text:p text:style-name="P18">Definição do movimento aplicado</text:p>
                  <text:list>
                    <text:list-item>
                      <text:p text:style-name="P18">Movimento baseado no Problema da Mochila com Cardinalidade limitada</text:p>
                    </text:list-item>
                    <text:list-item>
                      <text:p text:style-name="P18">Porque aplicar o movimento somente entre as partes de maior e menor soma</text:p>
                    </text:list-item>
                  </text:list>
                </text:list-item>
                <text:list-item>
                  <text:p text:style-name="P18">Critério de parada</text:p>
                </text:list-item>
              </text:list>
            </text:list-item>
          </text:list>
        </text:list-item>
        <text:list-item>
          <text:p text:style-name="P16">Caracterização das Instâncias</text:p>
          <text:list>
            <text:list-item>
              <text:p text:style-name="P19">Definição de instância difícil</text:p>
            </text:list-item>
            <text:list-item>
              <text:p text:style-name="P19">Por que os algoritmos exatos demoram para resolver essas instâncias?</text:p>
            </text:list-item>
          </text:list>
        </text:list-item>
        <text:list-item>
          <text:p text:style-name="P13">Cronograma</text:p>
          <text:list>
            <text:list-item>
              <text:p text:style-name="P14">Implementação de algoritmos <text:span text:style-name="T2">exatos</text:span> em C++ ou C <text:span text:style-name="T2">[1 mês]</text:span></text:p>
            </text:list-item>
            <text:list-item>
              <text:p text:style-name="P14">Implementação do gerador de instâncias, A, difíceis em C <text:span text:style-name="T2">[1 mês]</text:span></text:p>
            </text:list-item>
            <text:list-item>
              <text:p text:style-name="P8">Implementação dos algoritmos propostos em C++ ou C [1 mês]</text:p>
            </text:list-item>
            <text:list-item>
              <text:p text:style-name="P14">Avaliação do tempo gasto pelos métodos exatos na solução das instâncias geradas por A <text:span text:style-name="T2">[1 mês]</text:span></text:p>
            </text:list-item>
            <text:list-item>
              <text:p text:style-name="P14">Implementação de algoritmos da literatura em C++ ou C <text:span text:style-name="T2">[1 mês]</text:span></text:p>
            </text:list-item>
            <text:list-item>
              <text:p text:style-name="P13">Análise estatística de desempenho de algoritmos Heurísticos <text:span text:style-name="T2">[15 dias]</text:span></text:p>
              <text:list>
                <text:list-item>
                  <text:p text:style-name="P13">Determinísticos: <text:span text:style-name="T1">um fator algoritmos e blocos de instâncias</text:span></text:p>
                </text:list-item>
                <text:list-item>
                  <text:p text:style-name="P13">Estocásticos: <text:span text:style-name="T1">dois fatores, algoritmos e instâncias</text:span></text:p>
                </text:list-item>
              </text:list>
            </text:list-item>
          </text:list>
        </text:list-item>
        <text:list-item>
          <text:p text:style-name="P15"><text:span text:style-name="T1">R</text:span>eferências Bibliográfica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5T14:26:11.370000000</meta:creation-date>
    <dc:date>2016-02-16T02:52:30.607000000</dc:date>
    <meta:editing-duration>PT7M25S</meta:editing-duration>
    <meta:editing-cycles>4</meta:editing-cycles>
    <meta:generator>LibreOffice/4.1.0.4$Windows_x86 LibreOffice_project/89ea49ddacd9aa532507cbf852f2bb22b1ace28</meta:generator>
    <meta:document-statistic meta:table-count="0" meta:image-count="0" meta:object-count="0" meta:page-count="1" meta:paragraph-count="50" meta:word-count="301" meta:character-count="1924" meta:non-whitespace-character-count="1717"/>
  </office:meta>
</office:document-meta>
</file>